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5.353cm" fo:min-width="5.237cm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Dot"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3.088cm"/>
      <style:paragraph-properties style:writing-mode="lr-tb"/>
    </style:style>
    <style:style style:name="gr4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6" style:family="graphic" style:parent-style-name="standard">
      <style:graphic-properties svg:stroke-color="#000000" draw:fill-color="#81d41a" draw:textarea-horizontal-align="justify" draw:textarea-vertical-align="middle" draw:auto-grow-height="false" fo:min-height="0.118cm" fo:min-width="0cm"/>
    </style:style>
    <style:style style:name="gr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standard">
      <style:graphic-properties draw:stroke="dash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6.531cm" fo:min-width="6.581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uble_20_Dot" svg:stroke-width="0.053cm" svg:stroke-color="#ea75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ot"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fo:font-size="14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85cm" svg:height="7.995cm" svg:x="5.052cm" svg:y="5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022cm" svg:y1="12.287cm" svg:x2="12.31cm" svg:y2="7.138cm">
          <text:p/>
        </draw:line>
        <draw:line draw:style-name="gr2" draw:text-style-name="P2" draw:layer="layout" svg:x1="11.072cm" svg:y1="13.232cm" svg:x2="7.052cm" svg:y2="6.297cm">
          <text:p/>
        </draw:line>
        <draw:line draw:style-name="gr2" draw:text-style-name="P2" draw:layer="layout" svg:x1="5.037cm" svg:y1="9.679cm" svg:x2="13.191cm" svg:y2="9.851cm">
          <text:p/>
        </draw:line>
        <draw:line draw:style-name="gr2" draw:text-style-name="P2" draw:layer="layout" svg:x1="6.537cm" svg:y1="12.813cm" svg:x2="11.691cm" svg:y2="6.613cm">
          <text:p/>
        </draw:line>
        <draw:frame draw:style-name="gr3" draw:text-style-name="P3" draw:layer="layout" svg:width="15.367cm" svg:height="3.338cm" svg:x="2.016cm" svg:y="1.635cm">
          <draw:text-box>
            <text:p><text:span text:style-name="T1">Changement de portée</text:span></text:p>
            <text:p><text:span text:style-name="T1"/></text:p>
            <text:p><text:span text:style-name="T2">La modification de la portée entraîne une diminution de la fréquence d’échantillonnage des droites.</text:span></text:p>
          </draw:text-box>
        </draw:frame>
        <draw:line draw:style-name="gr2" draw:text-style-name="P2" draw:layer="layout" svg:x1="1.762cm" svg:y1="16.748cm" svg:x2="3.413cm" svg:y2="16.748cm">
          <text:p/>
        </draw:line>
        <draw:line draw:style-name="gr4" draw:text-style-name="P2" draw:layer="layout" svg:x1="1.763cm" svg:y1="17.548cm" svg:x2="3.414cm" svg:y2="17.548cm">
          <text:p/>
        </draw:line>
        <draw:custom-shape draw:style-name="gr5" draw:text-style-name="P4" draw:layer="layout" svg:width="0.633cm" svg:height="0.635cm" svg:x="1.721cm" svg:y="1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2.657cm" svg:y="18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7.366cm" svg:height="0.806cm" svg:x="3.794cm" svg:y="16.323cm">
          <draw:text-box>
            <text:p><text:span text:style-name="T3">Directions tirées aléatoirement</text:span></text:p>
          </draw:text-box>
        </draw:frame>
        <draw:frame draw:style-name="gr8" draw:text-style-name="P6" draw:layer="layout" svg:width="8.382cm" svg:height="1.361cm" svg:x="3.794cm" svg:y="17.123cm">
          <draw:text-box>
            <text:p><text:span text:style-name="T3">Portée de la Vignette</text:span></text:p>
          </draw:text-box>
        </draw:frame>
        <draw:frame draw:style-name="gr7" draw:text-style-name="P6" draw:layer="layout" svg:width="9.017cm" svg:height="0.806cm" svg:x="3.794cm" svg:y="18.123cm">
          <draw:text-box>
            <text:p><text:span text:style-name="T3">Politique centrale, politiques d’entrée</text:span></text:p>
          </draw:text-box>
        </draw:frame>
        <draw:custom-shape draw:style-name="gr9" draw:text-style-name="P1" draw:layer="layout" svg:width="10.085cm" svg:height="9.663cm" svg:x="16.721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7.916cm" svg:y1="12.875cm" svg:x2="25.663cm" svg:y2="6.652cm">
          <text:p/>
        </draw:line>
        <draw:line draw:style-name="gr10" draw:text-style-name="P2" draw:layer="layout" svg:x1="24.139cm" svg:y1="14.018cm" svg:x2="19.186cm" svg:y2="5.636cm">
          <text:p/>
        </draw:line>
        <draw:line draw:style-name="gr10" draw:text-style-name="P2" draw:layer="layout" svg:x1="16.691cm" svg:y1="9.657cm" svg:x2="26.708cm" svg:y2="9.866cm">
          <text:p/>
        </draw:line>
        <draw:line draw:style-name="gr10" draw:text-style-name="P2" draw:layer="layout" svg:x1="18.551cm" svg:y1="13.51cm" svg:x2="24.901cm" svg:y2="6.017cm">
          <text:p/>
        </draw:line>
        <draw:custom-shape draw:style-name="gr5" draw:text-style-name="P4" draw:layer="layout" svg:width="0.633cm" svg:height="0.635cm" svg:x="21.3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26.25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18.014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33cm" svg:height="0.635cm" svg:x="8.7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14.057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5.814cm" svg:y="7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9" draw:text-style-name="P1" draw:layer="layout" svg:width="10.085cm" svg:height="9.663cm" svg:x="4.121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46cm" svg:y1="12.912cm" svg:x2="13.034cm" svg:y2="6.616cm">
          <text:p/>
        </draw:line>
        <draw:line draw:style-name="gr2" draw:text-style-name="P2" draw:layer="layout" svg:x1="11.539cm" svg:y1="14.018cm" svg:x2="6.586cm" svg:y2="5.636cm">
          <text:p/>
        </draw:line>
        <draw:line draw:style-name="gr2" draw:text-style-name="P2" draw:layer="layout" svg:x1="4.103cm" svg:y1="9.721cm" svg:x2="14.149cm" svg:y2="9.932cm">
          <text:p/>
        </draw:line>
        <draw:line draw:style-name="gr2" draw:text-style-name="P2" draw:layer="layout" svg:x1="5.951cm" svg:y1="13.51cm" svg:x2="12.301cm" svg:y2="6.017cm">
          <text:p/>
        </draw:line>
        <draw:custom-shape draw:style-name="gr5" draw:text-style-name="P4" draw:layer="layout" svg:width="0.633cm" svg:height="0.635cm" svg:x="8.7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13.65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5.414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5.494cm" svg:height="3.338cm" svg:x="2.016cm" svg:y="1.9cm">
          <draw:text-box>
            <text:p><text:span text:style-name="T1">Remplacement des directions</text:span></text:p>
            <text:p><text:span text:style-name="T1"/></text:p>
            <text:p><text:span text:style-name="T2">Les directions tirées les plus proches </text:span><text:span text:style-name="T2">des politiques sont réorientées, </text:span><text:span text:style-name="T2">provoquant un écartement des directions </text:span><text:span text:style-name="T2">de la Vignette</text:span></text:p>
          </draw:text-box>
        </draw:frame>
        <draw:line draw:style-name="gr2" draw:text-style-name="P2" draw:layer="layout" svg:x1="1.762cm" svg:y1="16.748cm" svg:x2="3.413cm" svg:y2="16.748cm">
          <text:p/>
        </draw:line>
        <draw:line draw:style-name="gr11" draw:text-style-name="P2" draw:layer="layout" svg:x1="1.763cm" svg:y1="17.548cm" svg:x2="3.414cm" svg:y2="17.548cm">
          <text:p/>
        </draw:line>
        <draw:custom-shape draw:style-name="gr5" draw:text-style-name="P4" draw:layer="layout" svg:width="0.633cm" svg:height="0.635cm" svg:x="1.721cm" svg:y="1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2.657cm" svg:y="18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7.366cm" svg:height="0.806cm" svg:x="3.794cm" svg:y="16.323cm">
          <draw:text-box>
            <text:p><text:span text:style-name="T3">Directions tirées aléatoirement</text:span></text:p>
          </draw:text-box>
        </draw:frame>
        <draw:frame draw:style-name="gr8" draw:text-style-name="P6" draw:layer="layout" svg:width="8.382cm" svg:height="1.361cm" svg:x="3.794cm" svg:y="17.123cm">
          <draw:text-box>
            <text:p><text:span text:style-name="T3">Directions vers les autres politiques</text:span></text:p>
          </draw:text-box>
        </draw:frame>
        <draw:frame draw:style-name="gr7" draw:text-style-name="P6" draw:layer="layout" svg:width="9.017cm" svg:height="0.806cm" svg:x="3.794cm" svg:y="18.123cm">
          <draw:text-box>
            <text:p><text:span text:style-name="T3">Politique centrale, politiques d’entrée</text:span></text:p>
          </draw:text-box>
        </draw:frame>
        <draw:custom-shape draw:style-name="gr9" draw:text-style-name="P1" draw:layer="layout" svg:width="10.085cm" svg:height="9.663cm" svg:x="16.721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7.076cm" svg:y1="11.335cm" svg:x2="26.503cm" svg:y2="8.193cm">
          <text:p/>
        </draw:line>
        <draw:line draw:style-name="gr2" draw:text-style-name="P2" draw:layer="layout" svg:x1="24.139cm" svg:y1="14.018cm" svg:x2="19.186cm" svg:y2="5.636cm">
          <text:p/>
        </draw:line>
        <draw:line draw:style-name="gr11" draw:text-style-name="P2" draw:layer="layout" svg:x1="17.321cm" svg:y1="7.331cm" svg:x2="26.08cm" svg:y2="12.195cm">
          <text:p/>
        </draw:line>
        <draw:line draw:style-name="gr2" draw:text-style-name="P2" draw:layer="layout" svg:x1="18.551cm" svg:y1="13.51cm" svg:x2="24.901cm" svg:y2="6.017cm">
          <text:p/>
        </draw:line>
        <draw:custom-shape draw:style-name="gr5" draw:text-style-name="P4" draw:layer="layout" svg:width="0.633cm" svg:height="0.635cm" svg:x="21.321cm" svg:y="9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26.257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537cm" svg:height="0.518cm" svg:x="18.014cm" svg:y="7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22:41:45.785173939</meta:creation-date>
    <meta:generator>LibreOffice/6.4.7.2$Linux_X86_64 LibreOffice_project/40$Build-2</meta:generator>
    <dc:date>2021-05-18T23:43:10.026877801</dc:date>
    <meta:editing-duration>PT18M27S</meta:editing-duration>
    <meta:editing-cycles>9</meta:editing-cycles>
    <meta:document-statistic meta:object-count="48"/>
  </office:meta>
</office:document-meta>
</file>